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7.407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10.97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033cm"/>
    </style:style>
    <style:style style:name="co7" style:family="table-column">
      <style:table-column-properties fo:break-before="auto" style:column-width="20.779cm"/>
    </style:style>
    <style:style style:name="co8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visibility="collapse" table:default-cell-style-name="ce3"/>
        <table:table-column table:style-name="co5" table:visibility="collapse" table:default-cell-style-name="ce3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2" office:value-type="string" calcext:value-type="string">
            <text:p>Hexagon Tex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tential Tools</text:p>
          </table:table-cell>
          <table:table-cell table:style-name="ce2" office:value-type="string" calcext:value-type="string">
            <text:p>Maturity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Row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HexJSO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hat kind of LA and their available power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teractive, survey?, supported EnergyREV Report (e.g. approaches that are successful)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ilding the Initial Case</text:p>
          </table:table-cell>
          <table:table-cell/>
          <table:table-cell table:formula="of:=&quot;&quot;&quot;&quot;&amp;[.A2]&amp;&quot;&quot;&quot;:&quot;&amp;&quot;{&quot;&quot;q&quot;&quot;:&quot;&amp;[.F2]&amp;&quot;,&quot;&quot;r&quot;&quot;:&quot;&amp;[.G2] &amp; &quot;,&quot;&quot;short_desc&quot;&quot;:&quot;&quot;&quot;&amp;[.B2]&amp;&quot;&quot;&quot;,&quot;&amp; &quot;&quot;&quot;group&quot;&quot;:&quot;&quot;&quot; &amp; [.H2] &amp; &quot;&quot;&quot;,&quot;&quot;type&quot;&quot;:&quot;&quot;&quot;&amp;[.C2]&amp;&quot;&quot;&quot;},&quot;" office:value-type="string" office:string-value="&quot;1&quot;:{&quot;q&quot;:1,&quot;r&quot;:1,&quot;short_desc&quot;:&quot;What kind of LA and their available powers&quot;,&quot;group&quot;:&quot;Building the Initial Case&quot;,&quot;type&quot;:&quot;Input&quot;}," calcext:value-type="string">
            <text:p>"1":{"q":1,"r":1,"short_desc":"What kind of LA and their available powers","group":"Building the Initial Case","type":"Input"},</text:p>
          </table:table-cell>
          <table:table-cell table:style-name="ce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hat sectors, vectors and segments are targeted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Evaluation Outputs, RESO SLES vector canvas, net zero project's whole system map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the Initial Case</text:p>
          </table:table-cell>
          <table:table-cell/>
          <table:table-cell table:formula="of:=&quot;&quot;&quot;&quot;&amp;[.A3]&amp;&quot;&quot;&quot;:&quot;&amp;&quot;{&quot;&quot;q&quot;&quot;:&quot;&amp;[.F3]&amp;&quot;,&quot;&quot;r&quot;&quot;:&quot;&amp;[.G3] &amp; &quot;,&quot;&quot;short_desc&quot;&quot;:&quot;&quot;&quot;&amp;[.B3]&amp;&quot;&quot;&quot;,&quot;&amp; &quot;&quot;&quot;group&quot;&quot;:&quot;&quot;&quot; &amp; [.H3] &amp; &quot;&quot;&quot;,&quot;&quot;type&quot;&quot;:&quot;&quot;&quot;&amp;[.C3]&amp;&quot;&quot;&quot;},&quot;" office:value-type="string" office:string-value="&quot;2&quot;:{&quot;q&quot;:2,&quot;r&quot;:1,&quot;short_desc&quot;:&quot;What sectors, vectors and segments are targeted&quot;,&quot;group&quot;:&quot;Building the Initial Case&quot;,&quot;type&quot;:&quot;Decision&quot;}," calcext:value-type="string">
            <text:p>"2":{"q":2,"r":1,"short_desc":"What sectors, vectors and segments are targeted","group":"Building the Initial Case","type":"Decision"},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otivating factors and drivers of Local Authority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Aspects of integration (lite), Evaluation criteria long-list, EnergyREV's map of SLES to UN Millenium development goals, categorising and reducing risks (SLES attributes table)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 the Initial Case</text:p>
          </table:table-cell>
          <table:table-cell/>
          <table:table-cell table:formula="of:=&quot;&quot;&quot;&quot;&amp;[.A4]&amp;&quot;&quot;&quot;:&quot;&amp;&quot;{&quot;&quot;q&quot;&quot;:&quot;&amp;[.F4]&amp;&quot;,&quot;&quot;r&quot;&quot;:&quot;&amp;[.G4] &amp; &quot;,&quot;&quot;short_desc&quot;&quot;:&quot;&quot;&quot;&amp;[.B4]&amp;&quot;&quot;&quot;,&quot;&amp; &quot;&quot;&quot;group&quot;&quot;:&quot;&quot;&quot; &amp; [.H4] &amp; &quot;&quot;&quot;,&quot;&quot;type&quot;&quot;:&quot;&quot;&quot;&amp;[.C4]&amp;&quot;&quot;&quot;},&quot;" office:value-type="string" office:string-value="&quot;3&quot;:{&quot;q&quot;:2,&quot;r&quot;:0,&quot;short_desc&quot;:&quot;Motivating factors and drivers of Local Authority&quot;,&quot;group&quot;:&quot;Building the Initial Case&quot;,&quot;type&quot;:&quot;Decision&quot;}," calcext:value-type="string">
            <text:p>"3":{"q":2,"r":0,"short_desc":"Motivating factors and drivers of Local Authority","group":"Building the Initial Case","type":"Decision"},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w big are the sectors, vectors and segments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LEAR?, need something more here?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the Initial Case</text:p>
          </table:table-cell>
          <table:table-cell/>
          <table:table-cell table:formula="of:=&quot;&quot;&quot;&quot;&amp;[.A5]&amp;&quot;&quot;&quot;:&quot;&amp;&quot;{&quot;&quot;q&quot;&quot;:&quot;&amp;[.F5]&amp;&quot;,&quot;&quot;r&quot;&quot;:&quot;&amp;[.G5] &amp; &quot;,&quot;&quot;short_desc&quot;&quot;:&quot;&quot;&quot;&amp;[.B5]&amp;&quot;&quot;&quot;,&quot;&amp; &quot;&quot;&quot;group&quot;&quot;:&quot;&quot;&quot; &amp; [.H5] &amp; &quot;&quot;&quot;,&quot;&quot;type&quot;&quot;:&quot;&quot;&quot;&amp;[.C5]&amp;&quot;&quot;&quot;},&quot;" office:value-type="string" office:string-value="&quot;4&quot;:{&quot;q&quot;:3,&quot;r&quot;:1,&quot;short_desc&quot;:&quot;How big are the sectors, vectors and segments&quot;,&quot;group&quot;:&quot;Building the Initial Case&quot;,&quot;type&quot;:&quot;Knowledge&quot;}," calcext:value-type="string">
            <text:p>"4":{"q":3,"r":1,"short_desc":"How big are the sectors, vectors and segments","group":"Building the Initial Case","type":"Knowledge"},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Options for decarbonising each vector and segment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Net Zero? LAEP, PFER, SCATTER, Early ESIG spreadsheet on technology options (and synergistic combinations) at campus scale, categorising and reducing risks (SLES attributes table)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 the Initial Case</text:p>
          </table:table-cell>
          <table:table-cell/>
          <table:table-cell table:formula="of:=&quot;&quot;&quot;&quot;&amp;[.A6]&amp;&quot;&quot;&quot;:&quot;&amp;&quot;{&quot;&quot;q&quot;&quot;:&quot;&amp;[.F6]&amp;&quot;,&quot;&quot;r&quot;&quot;:&quot;&amp;[.G6] &amp; &quot;,&quot;&quot;short_desc&quot;&quot;:&quot;&quot;&quot;&amp;[.B6]&amp;&quot;&quot;&quot;,&quot;&amp; &quot;&quot;&quot;group&quot;&quot;:&quot;&quot;&quot; &amp; [.H6] &amp; &quot;&quot;&quot;,&quot;&quot;type&quot;&quot;:&quot;&quot;&quot;&amp;[.C6]&amp;&quot;&quot;&quot;},&quot;" office:value-type="string" office:string-value="&quot;5&quot;:{&quot;q&quot;:3,&quot;r&quot;:2,&quot;short_desc&quot;:&quot;Options for decarbonising each vector and segment&quot;,&quot;group&quot;:&quot;Building the Initial Case&quot;,&quot;type&quot;:&quot;Knowledge&quot;}," calcext:value-type="string">
            <text:p>"5":{"q":3,"r":2,"short_desc":"Options for decarbonising each vector and segment","group":"Building the Initial Case","type":"Knowledge"},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efine clear vision of what we want to achieve and deliver (including benefits and impact)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Template? Categorising and Reducing Risks (SLES Attirubtes and Features = benefits and value)?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the Initial Case</text:p>
          </table:table-cell>
          <table:table-cell/>
          <table:table-cell table:formula="of:=&quot;&quot;&quot;&quot;&amp;[.A7]&amp;&quot;&quot;&quot;:&quot;&amp;&quot;{&quot;&quot;q&quot;&quot;:&quot;&amp;[.F7]&amp;&quot;,&quot;&quot;r&quot;&quot;:&quot;&amp;[.G7] &amp; &quot;,&quot;&quot;short_desc&quot;&quot;:&quot;&quot;&quot;&amp;[.B7]&amp;&quot;&quot;&quot;,&quot;&amp; &quot;&quot;&quot;group&quot;&quot;:&quot;&quot;&quot; &amp; [.H7] &amp; &quot;&quot;&quot;,&quot;&quot;type&quot;&quot;:&quot;&quot;&quot;&amp;[.C7]&amp;&quot;&quot;&quot;},&quot;" office:value-type="string" office:string-value="&quot;6&quot;:{&quot;q&quot;:4,&quot;r&quot;:1,&quot;short_desc&quot;:&quot;Define clear vision of what we want to achieve and deliver (including benefits and impact)&quot;,&quot;group&quot;:&quot;Building the Initial Case&quot;,&quot;type&quot;:&quot;Decision&quot;}," calcext:value-type="string">
            <text:p>"6":{"q":4,"r":1,"short_desc":"Define clear vision of what we want to achieve and deliver (including benefits and impact)","group":"Building the Initial Case","type":"Decision"},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ps of low effort routes to high impact successes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Case Studies (PFER and beyond) &amp; Evaluation Themes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the Initial Case</text:p>
          </table:table-cell>
          <table:table-cell/>
          <table:table-cell table:formula="of:=&quot;&quot;&quot;&quot;&amp;[.A8]&amp;&quot;&quot;&quot;:&quot;&amp;&quot;{&quot;&quot;q&quot;&quot;:&quot;&amp;[.F8]&amp;&quot;,&quot;&quot;r&quot;&quot;:&quot;&amp;[.G8] &amp; &quot;,&quot;&quot;short_desc&quot;&quot;:&quot;&quot;&quot;&amp;[.B8]&amp;&quot;&quot;&quot;,&quot;&amp; &quot;&quot;&quot;group&quot;&quot;:&quot;&quot;&quot; &amp; [.H8] &amp; &quot;&quot;&quot;,&quot;&quot;type&quot;&quot;:&quot;&quot;&quot;&amp;[.C8]&amp;&quot;&quot;&quot;},&quot;" office:value-type="string" office:string-value="&quot;7&quot;:{&quot;q&quot;:5,&quot;r&quot;:1,&quot;short_desc&quot;:&quot;Maps of low effort routes to high impact successes&quot;,&quot;group&quot;:&quot;Building the Initial Case&quot;,&quot;type&quot;:&quot;Knowledge&quot;}," calcext:value-type="string">
            <text:p>"7":{"q":5,"r":1,"short_desc":"Maps of low effort routes to high impact successes","group":"Building the Initial Case","type":"Knowledge"},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ustification for LA putting effort into concept design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Template? (UK100?, LGA)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the Initial Case</text:p>
          </table:table-cell>
          <table:table-cell/>
          <table:table-cell table:formula="of:=&quot;&quot;&quot;&quot;&amp;[.A9]&amp;&quot;&quot;&quot;:&quot;&amp;&quot;{&quot;&quot;q&quot;&quot;:&quot;&amp;[.F9]&amp;&quot;,&quot;&quot;r&quot;&quot;:&quot;&amp;[.G9] &amp; &quot;,&quot;&quot;short_desc&quot;&quot;:&quot;&quot;&quot;&amp;[.B9]&amp;&quot;&quot;&quot;,&quot;&amp; &quot;&quot;&quot;group&quot;&quot;:&quot;&quot;&quot; &amp; [.H9] &amp; &quot;&quot;&quot;,&quot;&quot;type&quot;&quot;:&quot;&quot;&quot;&amp;[.C9]&amp;&quot;&quot;&quot;},&quot;" office:value-type="string" office:string-value="&quot;8&quot;:{&quot;q&quot;:6,&quot;r&quot;:1,&quot;short_desc&quot;:&quot;Justification for LA putting effort into concept design&quot;,&quot;group&quot;:&quot;Building the Initial Case&quot;,&quot;type&quot;:&quot;Decision&quot;}," calcext:value-type="string">
            <text:p>"8":{"q":6,"r":1,"short_desc":"Justification for LA putting effort into concept design","group":"Building the Initial Case","type":"Decision"},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What assumptions create risks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isks and Assumptions primer/starter guide, PFER RAID logs, EnergyREV Theory of Change, ERIS Synthesis of Risks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 the Initial Case</text:p>
          </table:table-cell>
          <table:table-cell/>
          <table:table-cell table:formula="of:=&quot;&quot;&quot;&quot;&amp;[.A10]&amp;&quot;&quot;&quot;:&quot;&amp;&quot;{&quot;&quot;q&quot;&quot;:&quot;&amp;[.F10]&amp;&quot;,&quot;&quot;r&quot;&quot;:&quot;&amp;[.G10] &amp; &quot;,&quot;&quot;short_desc&quot;&quot;:&quot;&quot;&quot;&amp;[.B10]&amp;&quot;&quot;&quot;,&quot;&amp; &quot;&quot;&quot;group&quot;&quot;:&quot;&quot;&quot; &amp; [.H10] &amp; &quot;&quot;&quot;,&quot;&quot;type&quot;&quot;:&quot;&quot;&quot;&amp;[.C10]&amp;&quot;&quot;&quot;},&quot;" office:value-type="string" office:string-value="&quot;9&quot;:{&quot;q&quot;:6,&quot;r&quot;:0,&quot;short_desc&quot;:&quot;What assumptions create risks&quot;,&quot;group&quot;:&quot;Building the Initial Case&quot;,&quot;type&quot;:&quot;Knowledge&quot;}," calcext:value-type="string">
            <text:p>"9":{"q":6,"r":0,"short_desc":"What assumptions create risks","group":"Building the Initial Case","type":"Knowledge"},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vidence for how the project acts as a viable investment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Case Studies (PFER and beyond), Investing in SLES Report?, Ipsos MORI outputs?</text:p>
          </table:table-cell>
          <table:table-cell office:value-type="string" calcext:value-type="string">
            <text:p>Medium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 the Initial Case</text:p>
          </table:table-cell>
          <table:table-cell/>
          <table:table-cell table:formula="of:=&quot;&quot;&quot;&quot;&amp;[.A11]&amp;&quot;&quot;&quot;:&quot;&amp;&quot;{&quot;&quot;q&quot;&quot;:&quot;&amp;[.F11]&amp;&quot;,&quot;&quot;r&quot;&quot;:&quot;&amp;[.G11] &amp; &quot;,&quot;&quot;short_desc&quot;&quot;:&quot;&quot;&quot;&amp;[.B11]&amp;&quot;&quot;&quot;,&quot;&amp; &quot;&quot;&quot;group&quot;&quot;:&quot;&quot;&quot; &amp; [.H11] &amp; &quot;&quot;&quot;,&quot;&quot;type&quot;&quot;:&quot;&quot;&quot;&amp;[.C11]&amp;&quot;&quot;&quot;},&quot;" office:value-type="string" office:string-value="&quot;10&quot;:{&quot;q&quot;:7,&quot;r&quot;:2,&quot;short_desc&quot;:&quot;Evidence for how the project acts as a viable investment&quot;,&quot;group&quot;:&quot;Building the Initial Case&quot;,&quot;type&quot;:&quot;Knowledge&quot;}," calcext:value-type="string">
            <text:p>"10":{"q":7,"r":2,"short_desc":"Evidence for how the project acts as a viable investment","group":"Building the Initial Case","type":"Knowledge"},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vidence for benefits and outcomes of success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Case Studies (PFER and beyond), Ipsos MORI outputs? , EnergyREV evaluation tool</text:p>
          </table:table-cell>
          <table:table-cell office:value-type="string" calcext:value-type="string">
            <text:p>Mediu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the Initial Case</text:p>
          </table:table-cell>
          <table:table-cell/>
          <table:table-cell table:formula="of:=&quot;&quot;&quot;&quot;&amp;[.A12]&amp;&quot;&quot;&quot;:&quot;&amp;&quot;{&quot;&quot;q&quot;&quot;:&quot;&amp;[.F12]&amp;&quot;,&quot;&quot;r&quot;&quot;:&quot;&amp;[.G12] &amp; &quot;,&quot;&quot;short_desc&quot;&quot;:&quot;&quot;&quot;&amp;[.B12]&amp;&quot;&quot;&quot;,&quot;&amp; &quot;&quot;&quot;group&quot;&quot;:&quot;&quot;&quot; &amp; [.H12] &amp; &quot;&quot;&quot;,&quot;&quot;type&quot;&quot;:&quot;&quot;&quot;&amp;[.C12]&amp;&quot;&quot;&quot;},&quot;" office:value-type="string" office:string-value="&quot;11&quot;:{&quot;q&quot;:7,&quot;r&quot;:1,&quot;short_desc&quot;:&quot;Evidence for benefits and outcomes of success&quot;,&quot;group&quot;:&quot;Building the Initial Case&quot;,&quot;type&quot;:&quot;Knowledge&quot;}," calcext:value-type="string">
            <text:p>"11":{"q":7,"r":1,"short_desc":"Evidence for benefits and outcomes of success","group":"Building the Initial Case","type":"Knowledge"},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Funding and Investment</text:p>
          </table:table-cell>
          <table:table-cell office:value-type="string" calcext:value-type="string">
            <text:p>Navigatio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 the Initial Case</text:p>
          </table:table-cell>
          <table:table-cell/>
          <table:table-cell table:formula="of:=&quot;&quot;&quot;&quot;&amp;[.A13]&amp;&quot;&quot;&quot;:&quot;&amp;&quot;{&quot;&quot;q&quot;&quot;:&quot;&amp;[.F13]&amp;&quot;,&quot;&quot;r&quot;&quot;:&quot;&amp;[.G13] &amp; &quot;,&quot;&quot;short_desc&quot;&quot;:&quot;&quot;&quot;&amp;[.B13]&amp;&quot;&quot;&quot;,&quot;&amp; &quot;&quot;&quot;group&quot;&quot;:&quot;&quot;&quot; &amp; [.H13] &amp; &quot;&quot;&quot;,&quot;&quot;type&quot;&quot;:&quot;&quot;&quot;&amp;[.C13]&amp;&quot;&quot;&quot;},&quot;" office:value-type="string" office:string-value="&quot;11.1&quot;:{&quot;q&quot;:8,&quot;r&quot;:2,&quot;short_desc&quot;:&quot;Funding and Investment&quot;,&quot;group&quot;:&quot;Building the Initial Case&quot;,&quot;type&quot;:&quot;Navigation&quot;}," calcext:value-type="string">
            <text:p>"11.1":{"q":8,"r":2,"short_desc":"Funding and Investment","group":"Building the Initial Case","type":"Navigation"},</text:p>
          </table:table-cell>
          <table:table-cell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Roadmap and timelines</text:p>
          </table:table-cell>
          <table:table-cell office:value-type="string" calcext:value-type="string">
            <text:p>Navigatio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 the Initial Case</text:p>
          </table:table-cell>
          <table:table-cell/>
          <table:table-cell table:formula="of:=&quot;&quot;&quot;&quot;&amp;[.A14]&amp;&quot;&quot;&quot;:&quot;&amp;&quot;{&quot;&quot;q&quot;&quot;:&quot;&amp;[.F14]&amp;&quot;,&quot;&quot;r&quot;&quot;:&quot;&amp;[.G14] &amp; &quot;,&quot;&quot;short_desc&quot;&quot;:&quot;&quot;&quot;&amp;[.B14]&amp;&quot;&quot;&quot;,&quot;&amp; &quot;&quot;&quot;group&quot;&quot;:&quot;&quot;&quot; &amp; [.H14] &amp; &quot;&quot;&quot;,&quot;&quot;type&quot;&quot;:&quot;&quot;&quot;&amp;[.C14]&amp;&quot;&quot;&quot;},&quot;" office:value-type="string" office:string-value="&quot;11.2&quot;:{&quot;q&quot;:9,&quot;r&quot;:2,&quot;short_desc&quot;:&quot;Roadmap and timelines&quot;,&quot;group&quot;:&quot;Building the Initial Case&quot;,&quot;type&quot;:&quot;Navigation&quot;}," calcext:value-type="string">
            <text:p>"11.2":{"q":9,"r":2,"short_desc":"Roadmap and timelines","group":"Building the Initial Case","type":"Navigation"},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Approaches and structures to achieve succes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Links to the next three subsegments, linked to AoI?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the Initial Case</text:p>
          </table:table-cell>
          <table:table-cell/>
          <table:table-cell table:formula="of:=&quot;&quot;&quot;&quot;&amp;[.A15]&amp;&quot;&quot;&quot;:&quot;&amp;&quot;{&quot;&quot;q&quot;&quot;:&quot;&amp;[.F15]&amp;&quot;,&quot;&quot;r&quot;&quot;:&quot;&amp;[.G15] &amp; &quot;,&quot;&quot;short_desc&quot;&quot;:&quot;&quot;&quot;&amp;[.B15]&amp;&quot;&quot;&quot;,&quot;&amp; &quot;&quot;&quot;group&quot;&quot;:&quot;&quot;&quot; &amp; [.H15] &amp; &quot;&quot;&quot;,&quot;&quot;type&quot;&quot;:&quot;&quot;&quot;&amp;[.C15]&amp;&quot;&quot;&quot;},&quot;" office:value-type="string" office:string-value="&quot;11.3&quot;:{&quot;q&quot;:8,&quot;r&quot;:1,&quot;short_desc&quot;:&quot;Approaches and structures to achieve success&quot;,&quot;group&quot;:&quot;Building the Initial Case&quot;,&quot;type&quot;:&quot;Navigation&quot;}," calcext:value-type="string">
            <text:p>"11.3":{"q":8,"r":1,"short_desc":"Approaches and structures to achieve success","group":"Building the Initial Case","type":"Navigation"},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Horizon Scanning</text:p>
          </table:table-cell>
          <table:table-cell office:value-type="string" calcext:value-type="string">
            <text:p>Navigatio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the Initial Case</text:p>
          </table:table-cell>
          <table:table-cell/>
          <table:table-cell table:formula="of:=&quot;&quot;&quot;&quot;&amp;[.A16]&amp;&quot;&quot;&quot;:&quot;&amp;&quot;{&quot;&quot;q&quot;&quot;:&quot;&amp;[.F16]&amp;&quot;,&quot;&quot;r&quot;&quot;:&quot;&amp;[.G16] &amp; &quot;,&quot;&quot;short_desc&quot;&quot;:&quot;&quot;&quot;&amp;[.B16]&amp;&quot;&quot;&quot;,&quot;&amp; &quot;&quot;&quot;group&quot;&quot;:&quot;&quot;&quot; &amp; [.H16] &amp; &quot;&quot;&quot;,&quot;&quot;type&quot;&quot;:&quot;&quot;&quot;&amp;[.C16]&amp;&quot;&quot;&quot;},&quot;" office:value-type="string" office:string-value="&quot;11.4&quot;:{&quot;q&quot;:9,&quot;r&quot;:1,&quot;short_desc&quot;:&quot;Horizon Scanning&quot;,&quot;group&quot;:&quot;Building the Initial Case&quot;,&quot;type&quot;:&quot;Navigation&quot;}," calcext:value-type="string">
            <text:p>"11.4":{"q":9,"r":1,"short_desc":"Horizon Scanning","group":"Building the Initial Case","type":"Navigation"},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w much will it cost (estimates and examples)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Case Studies (PFER and beyond)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ing and Investment</text:p>
          </table:table-cell>
          <table:table-cell/>
          <table:table-cell table:formula="of:=&quot;&quot;&quot;&quot;&amp;[.A17]&amp;&quot;&quot;&quot;:&quot;&amp;&quot;{&quot;&quot;q&quot;&quot;:&quot;&amp;[.F17]&amp;&quot;,&quot;&quot;r&quot;&quot;:&quot;&amp;[.G17] &amp; &quot;,&quot;&quot;short_desc&quot;&quot;:&quot;&quot;&quot;&amp;[.B17]&amp;&quot;&quot;&quot;,&quot;&amp; &quot;&quot;&quot;group&quot;&quot;:&quot;&quot;&quot; &amp; [.H17] &amp; &quot;&quot;&quot;,&quot;&quot;type&quot;&quot;:&quot;&quot;&quot;&amp;[.C17]&amp;&quot;&quot;&quot;},&quot;" office:value-type="string" office:string-value="&quot;12&quot;:{&quot;q&quot;:1,&quot;r&quot;:1,&quot;short_desc&quot;:&quot;How much will it cost (estimates and examples)&quot;,&quot;group&quot;:&quot;Funding and Investment&quot;,&quot;type&quot;:&quot;Knowledge&quot;}," calcext:value-type="string">
            <text:p>"12":{"q":1,"r":1,"short_desc":"How much will it cost (estimates and examples)","group":"Funding and Investment","type":"Knowledge"},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What funding routes are available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Investment map / investor profles from risk work, Anna's crowd funding thing?, Something from IUK/Gov on national funding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ding and Investment</text:p>
          </table:table-cell>
          <table:table-cell/>
          <table:table-cell table:formula="of:=&quot;&quot;&quot;&quot;&amp;[.A18]&amp;&quot;&quot;&quot;:&quot;&amp;&quot;{&quot;&quot;q&quot;&quot;:&quot;&amp;[.F18]&amp;&quot;,&quot;&quot;r&quot;&quot;:&quot;&amp;[.G18] &amp; &quot;,&quot;&quot;short_desc&quot;&quot;:&quot;&quot;&quot;&amp;[.B18]&amp;&quot;&quot;&quot;,&quot;&amp; &quot;&quot;&quot;group&quot;&quot;:&quot;&quot;&quot; &amp; [.H18] &amp; &quot;&quot;&quot;,&quot;&quot;type&quot;&quot;:&quot;&quot;&quot;&amp;[.C18]&amp;&quot;&quot;&quot;},&quot;" office:value-type="string" office:string-value="&quot;13&quot;:{&quot;q&quot;:2,&quot;r&quot;:1,&quot;short_desc&quot;:&quot;What funding routes are available&quot;,&quot;group&quot;:&quot;Funding and Investment&quot;,&quot;type&quot;:&quot;Knowledge&quot;}," calcext:value-type="string">
            <text:p>"13":{"q":2,"r":1,"short_desc":"What funding routes are available","group":"Funding and Investment","type":"Knowledge"},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What kinds of commercial models can be deployed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Case Studies (PFER and beyond), UK100 resources?, Business modelling archetypes, GreenSCIES slide on models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ding and Investment</text:p>
          </table:table-cell>
          <table:table-cell/>
          <table:table-cell table:formula="of:=&quot;&quot;&quot;&quot;&amp;[.A19]&amp;&quot;&quot;&quot;:&quot;&amp;&quot;{&quot;&quot;q&quot;&quot;:&quot;&amp;[.F19]&amp;&quot;,&quot;&quot;r&quot;&quot;:&quot;&amp;[.G19] &amp; &quot;,&quot;&quot;short_desc&quot;&quot;:&quot;&quot;&quot;&amp;[.B19]&amp;&quot;&quot;&quot;,&quot;&amp; &quot;&quot;&quot;group&quot;&quot;:&quot;&quot;&quot; &amp; [.H19] &amp; &quot;&quot;&quot;,&quot;&quot;type&quot;&quot;:&quot;&quot;&quot;&amp;[.C19]&amp;&quot;&quot;&quot;},&quot;" office:value-type="string" office:string-value="&quot;14&quot;:{&quot;q&quot;:2,&quot;r&quot;:0,&quot;short_desc&quot;:&quot;What kinds of commercial models can be deployed&quot;,&quot;group&quot;:&quot;Funding and Investment&quot;,&quot;type&quot;:&quot;Knowledge&quot;}," calcext:value-type="string">
            <text:p>"14":{"q":2,"r":0,"short_desc":"What kinds of commercial models can be deployed","group":"Funding and Investment","type":"Knowledge"},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How funding can be accessed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IUK/Gov for public funding? Investors for private funding? Anna's report on good practice in green finance? The Regen report? Andrew Burford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ding and Investment</text:p>
          </table:table-cell>
          <table:table-cell/>
          <table:table-cell table:formula="of:=&quot;&quot;&quot;&quot;&amp;[.A20]&amp;&quot;&quot;&quot;:&quot;&amp;&quot;{&quot;&quot;q&quot;&quot;:&quot;&amp;[.F20]&amp;&quot;,&quot;&quot;r&quot;&quot;:&quot;&amp;[.G20] &amp; &quot;,&quot;&quot;short_desc&quot;&quot;:&quot;&quot;&quot;&amp;[.B20]&amp;&quot;&quot;&quot;,&quot;&amp; &quot;&quot;&quot;group&quot;&quot;:&quot;&quot;&quot; &amp; [.H20] &amp; &quot;&quot;&quot;,&quot;&quot;type&quot;&quot;:&quot;&quot;&quot;&amp;[.C20]&amp;&quot;&quot;&quot;},&quot;" office:value-type="string" office:string-value="&quot;15&quot;:{&quot;q&quot;:3,&quot;r&quot;:2,&quot;short_desc&quot;:&quot;How funding can be accessed&quot;,&quot;group&quot;:&quot;Funding and Investment&quot;,&quot;type&quot;:&quot;Knowledge&quot;}," calcext:value-type="string">
            <text:p>"15":{"q":3,"r":2,"short_desc":"How funding can be accessed","group":"Funding and Investment","type":"Knowledge"},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How the private sector can be incentivised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vidence of RoI? Case studies (PFER and beyond), something on stakeholders?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ding and Investment</text:p>
          </table:table-cell>
          <table:table-cell/>
          <table:table-cell table:formula="of:=&quot;&quot;&quot;&quot;&amp;[.A21]&amp;&quot;&quot;&quot;:&quot;&amp;&quot;{&quot;&quot;q&quot;&quot;:&quot;&amp;[.F21]&amp;&quot;,&quot;&quot;r&quot;&quot;:&quot;&amp;[.G21] &amp; &quot;,&quot;&quot;short_desc&quot;&quot;:&quot;&quot;&quot;&amp;[.B21]&amp;&quot;&quot;&quot;,&quot;&amp; &quot;&quot;&quot;group&quot;&quot;:&quot;&quot;&quot; &amp; [.H21] &amp; &quot;&quot;&quot;,&quot;&quot;type&quot;&quot;:&quot;&quot;&quot;&amp;[.C21]&amp;&quot;&quot;&quot;},&quot;" office:value-type="string" office:string-value="&quot;16&quot;:{&quot;q&quot;:3,&quot;r&quot;:1,&quot;short_desc&quot;:&quot;How the private sector can be incentivised&quot;,&quot;group&quot;:&quot;Funding and Investment&quot;,&quot;type&quot;:&quot;Knowledge&quot;}," calcext:value-type="string">
            <text:p>"16":{"q":3,"r":1,"short_desc":"How the private sector can be incentivised","group":"Funding and Investment","type":"Knowledge"},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ow the system can become self-sustaining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Case Studies (PFER and beyond)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ding and Investment</text:p>
          </table:table-cell>
          <table:table-cell/>
          <table:table-cell table:formula="of:=&quot;&quot;&quot;&quot;&amp;[.A22]&amp;&quot;&quot;&quot;:&quot;&amp;&quot;{&quot;&quot;q&quot;&quot;:&quot;&amp;[.F22]&amp;&quot;,&quot;&quot;r&quot;&quot;:&quot;&amp;[.G22] &amp; &quot;,&quot;&quot;short_desc&quot;&quot;:&quot;&quot;&quot;&amp;[.B22]&amp;&quot;&quot;&quot;,&quot;&amp; &quot;&quot;&quot;group&quot;&quot;:&quot;&quot;&quot; &amp; [.H22] &amp; &quot;&quot;&quot;,&quot;&quot;type&quot;&quot;:&quot;&quot;&quot;&amp;[.C22]&amp;&quot;&quot;&quot;},&quot;" office:value-type="string" office:string-value="&quot;17&quot;:{&quot;q&quot;:3,&quot;r&quot;:0,&quot;short_desc&quot;:&quot;How the system can become self-sustaining&quot;,&quot;group&quot;:&quot;Funding and Investment&quot;,&quot;type&quot;:&quot;Knowledge&quot;}," calcext:value-type="string">
            <text:p>"17":{"q":3,"r":0,"short_desc":"How the system can become self-sustaining","group":"Funding and Investment","type":"Knowledge"},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se studies of successful funding access and use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Case Studies (PFER and beyond)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ding and Investment</text:p>
          </table:table-cell>
          <table:table-cell/>
          <table:table-cell table:formula="of:=&quot;&quot;&quot;&quot;&amp;[.A23]&amp;&quot;&quot;&quot;:&quot;&amp;&quot;{&quot;&quot;q&quot;&quot;:&quot;&amp;[.F23]&amp;&quot;,&quot;&quot;r&quot;&quot;:&quot;&amp;[.G23] &amp; &quot;,&quot;&quot;short_desc&quot;&quot;:&quot;&quot;&quot;&amp;[.B23]&amp;&quot;&quot;&quot;,&quot;&amp; &quot;&quot;&quot;group&quot;&quot;:&quot;&quot;&quot; &amp; [.H23] &amp; &quot;&quot;&quot;,&quot;&quot;type&quot;&quot;:&quot;&quot;&quot;&amp;[.C23]&amp;&quot;&quot;&quot;},&quot;" office:value-type="string" office:string-value="&quot;18&quot;:{&quot;q&quot;:4,&quot;r&quot;:1,&quot;short_desc&quot;:&quot;Case studies of successful funding access and use&quot;,&quot;group&quot;:&quot;Funding and Investment&quot;,&quot;type&quot;:&quot;Knowledge&quot;}," calcext:value-type="string">
            <text:p>"18":{"q":4,"r":1,"short_desc":"Case studies of successful funding access and use","group":"Funding and Investment","type":"Knowledge"},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se studies of successful commercial models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Case Studies (PFER and beyond), Delta-EE case studies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ding and Investment</text:p>
          </table:table-cell>
          <table:table-cell/>
          <table:table-cell table:formula="of:=&quot;&quot;&quot;&quot;&amp;[.A24]&amp;&quot;&quot;&quot;:&quot;&amp;&quot;{&quot;&quot;q&quot;&quot;:&quot;&amp;[.F24]&amp;&quot;,&quot;&quot;r&quot;&quot;:&quot;&amp;[.G24] &amp; &quot;,&quot;&quot;short_desc&quot;&quot;:&quot;&quot;&quot;&amp;[.B24]&amp;&quot;&quot;&quot;,&quot;&amp; &quot;&quot;&quot;group&quot;&quot;:&quot;&quot;&quot; &amp; [.H24] &amp; &quot;&quot;&quot;,&quot;&quot;type&quot;&quot;:&quot;&quot;&quot;&amp;[.C24]&amp;&quot;&quot;&quot;},&quot;" office:value-type="string" office:string-value="&quot;19&quot;:{&quot;q&quot;:4,&quot;r&quot;:0,&quot;short_desc&quot;:&quot;Case studies of successful commercial models&quot;,&quot;group&quot;:&quot;Funding and Investment&quot;,&quot;type&quot;:&quot;Knowledge&quot;}," calcext:value-type="string">
            <text:p>"19":{"q":4,"r":0,"short_desc":"Case studies of successful commercial models","group":"Funding and Investment","type":"Knowledge"},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Roadmap of steps to delivery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RIS to develop, probably base it on the BEIS stages for local energy system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admap and Timelines</text:p>
          </table:table-cell>
          <table:table-cell/>
          <table:table-cell table:formula="of:=&quot;&quot;&quot;&quot;&amp;[.A25]&amp;&quot;&quot;&quot;:&quot;&amp;&quot;{&quot;&quot;q&quot;&quot;:&quot;&amp;[.F25]&amp;&quot;,&quot;&quot;r&quot;&quot;:&quot;&amp;[.G25] &amp; &quot;,&quot;&quot;short_desc&quot;&quot;:&quot;&quot;&quot;&amp;[.B25]&amp;&quot;&quot;&quot;,&quot;&amp; &quot;&quot;&quot;group&quot;&quot;:&quot;&quot;&quot; &amp; [.H25] &amp; &quot;&quot;&quot;,&quot;&quot;type&quot;&quot;:&quot;&quot;&quot;&amp;[.C25]&amp;&quot;&quot;&quot;},&quot;" office:value-type="string" office:string-value="&quot;20&quot;:{&quot;q&quot;:5,&quot;r&quot;:1,&quot;short_desc&quot;:&quot;Roadmap of steps to delivery&quot;,&quot;group&quot;:&quot;Roadmap and Timelines&quot;,&quot;type&quot;:&quot;Knowledge&quot;}," calcext:value-type="string">
            <text:p>"20":{"q":5,"r":1,"short_desc":"Roadmap of steps to delivery","group":"Roadmap and Timelines","type":"Knowledge"},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How long it will take (estimates and case study examples)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Case Studies (PFER and beyond)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admap and Timelines</text:p>
          </table:table-cell>
          <table:table-cell/>
          <table:table-cell table:formula="of:=&quot;&quot;&quot;&quot;&amp;[.A26]&amp;&quot;&quot;&quot;:&quot;&amp;&quot;{&quot;&quot;q&quot;&quot;:&quot;&amp;[.F26]&amp;&quot;,&quot;&quot;r&quot;&quot;:&quot;&amp;[.G26] &amp; &quot;,&quot;&quot;short_desc&quot;&quot;:&quot;&quot;&quot;&amp;[.B26]&amp;&quot;&quot;&quot;,&quot;&amp; &quot;&quot;&quot;group&quot;&quot;:&quot;&quot;&quot; &amp; [.H26] &amp; &quot;&quot;&quot;,&quot;&quot;type&quot;&quot;:&quot;&quot;&quot;&amp;[.C26]&amp;&quot;&quot;&quot;},&quot;" office:value-type="string" office:string-value="&quot;21&quot;:{&quot;q&quot;:6,&quot;r&quot;:2,&quot;short_desc&quot;:&quot;How long it will take (estimates and case study examples)&quot;,&quot;group&quot;:&quot;Roadmap and Timelines&quot;,&quot;type&quot;:&quot;Knowledge&quot;}," calcext:value-type="string">
            <text:p>"21":{"q":6,"r":2,"short_desc":"How long it will take (estimates and case study examples)","group":"Roadmap and Timelines","type":"Knowledge"},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What knowledge, capability and outcomes are necessary at each step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Innovation Funnel, maturity matrices from ESIG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admap and Timelines</text:p>
          </table:table-cell>
          <table:table-cell/>
          <table:table-cell table:formula="of:=&quot;&quot;&quot;&quot;&amp;[.A27]&amp;&quot;&quot;&quot;:&quot;&amp;&quot;{&quot;&quot;q&quot;&quot;:&quot;&amp;[.F27]&amp;&quot;,&quot;&quot;r&quot;&quot;:&quot;&amp;[.G27] &amp; &quot;,&quot;&quot;short_desc&quot;&quot;:&quot;&quot;&quot;&amp;[.B27]&amp;&quot;&quot;&quot;,&quot;&amp; &quot;&quot;&quot;group&quot;&quot;:&quot;&quot;&quot; &amp; [.H27] &amp; &quot;&quot;&quot;,&quot;&quot;type&quot;&quot;:&quot;&quot;&quot;&amp;[.C27]&amp;&quot;&quot;&quot;},&quot;" office:value-type="string" office:string-value="&quot;22&quot;:{&quot;q&quot;:6,&quot;r&quot;:1,&quot;short_desc&quot;:&quot;What knowledge, capability and outcomes are necessary at each step&quot;,&quot;group&quot;:&quot;Roadmap and Timelines&quot;,&quot;type&quot;:&quot;Knowledge&quot;}," calcext:value-type="string">
            <text:p>"22":{"q":6,"r":1,"short_desc":"What knowledge, capability and outcomes are necessary at each step","group":"Roadmap and Timelines","type":"Knowledge"},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hen it will deliver benefits and impact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Case Studies (PFER and beyond)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admap and Timelines</text:p>
          </table:table-cell>
          <table:table-cell/>
          <table:table-cell table:formula="of:=&quot;&quot;&quot;&quot;&amp;[.A28]&amp;&quot;&quot;&quot;:&quot;&amp;&quot;{&quot;&quot;q&quot;&quot;:&quot;&amp;[.F28]&amp;&quot;,&quot;&quot;r&quot;&quot;:&quot;&amp;[.G28] &amp; &quot;,&quot;&quot;short_desc&quot;&quot;:&quot;&quot;&quot;&amp;[.B28]&amp;&quot;&quot;&quot;,&quot;&amp; &quot;&quot;&quot;group&quot;&quot;:&quot;&quot;&quot; &amp; [.H28] &amp; &quot;&quot;&quot;,&quot;&quot;type&quot;&quot;:&quot;&quot;&quot;&amp;[.C28]&amp;&quot;&quot;&quot;},&quot;" office:value-type="string" office:string-value="&quot;23&quot;:{&quot;q&quot;:7,&quot;r&quot;:3,&quot;short_desc&quot;:&quot;When it will deliver benefits and impact&quot;,&quot;group&quot;:&quot;Roadmap and Timelines&quot;,&quot;type&quot;:&quot;Knowledge&quot;}," calcext:value-type="string">
            <text:p>"23":{"q":7,"r":3,"short_desc":"When it will deliver benefits and impact","group":"Roadmap and Timelines","type":"Knowledge"},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ommon blockers and their mitigations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Risk logs, categorising and reducing risks, Friction points from Tom Furlong</text:p>
          </table:table-cell>
          <table:table-cell office:value-type="string" calcext:value-type="string">
            <text:p>Medium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admap and Timelines</text:p>
          </table:table-cell>
          <table:table-cell/>
          <table:table-cell table:formula="of:=&quot;&quot;&quot;&quot;&amp;[.A29]&amp;&quot;&quot;&quot;:&quot;&amp;&quot;{&quot;&quot;q&quot;&quot;:&quot;&amp;[.F29]&amp;&quot;,&quot;&quot;r&quot;&quot;:&quot;&amp;[.G29] &amp; &quot;,&quot;&quot;short_desc&quot;&quot;:&quot;&quot;&quot;&amp;[.B29]&amp;&quot;&quot;&quot;,&quot;&amp; &quot;&quot;&quot;group&quot;&quot;:&quot;&quot;&quot; &amp; [.H29] &amp; &quot;&quot;&quot;,&quot;&quot;type&quot;&quot;:&quot;&quot;&quot;&amp;[.C29]&amp;&quot;&quot;&quot;},&quot;" office:value-type="string" office:string-value="&quot;24&quot;:{&quot;q&quot;:7,&quot;r&quot;:2,&quot;short_desc&quot;:&quot;Common blockers and their mitigations&quot;,&quot;group&quot;:&quot;Roadmap and Timelines&quot;,&quot;type&quot;:&quot;Knowledge&quot;}," calcext:value-type="string">
            <text:p>"24":{"q":7,"r":2,"short_desc":"Common blockers and their mitigations","group":"Roadmap and Timelines","type":"Knowledge"},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Where to get the knowledge needed and capability at each step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RIS to develop SLES Capability Directory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admap and Timelines</text:p>
          </table:table-cell>
          <table:table-cell/>
          <table:table-cell table:formula="of:=&quot;&quot;&quot;&quot;&amp;[.A30]&amp;&quot;&quot;&quot;:&quot;&amp;&quot;{&quot;&quot;q&quot;&quot;:&quot;&amp;[.F30]&amp;&quot;,&quot;&quot;r&quot;&quot;:&quot;&amp;[.G30] &amp; &quot;,&quot;&quot;short_desc&quot;&quot;:&quot;&quot;&quot;&amp;[.B30]&amp;&quot;&quot;&quot;,&quot;&amp; &quot;&quot;&quot;group&quot;&quot;:&quot;&quot;&quot; &amp; [.H30] &amp; &quot;&quot;&quot;,&quot;&quot;type&quot;&quot;:&quot;&quot;&quot;&amp;[.C30]&amp;&quot;&quot;&quot;},&quot;" office:value-type="string" office:string-value="&quot;25&quot;:{&quot;q&quot;:7,&quot;r&quot;:1,&quot;short_desc&quot;:&quot;Where to get the knowledge needed and capability at each step&quot;,&quot;group&quot;:&quot;Roadmap and Timelines&quot;,&quot;type&quot;:&quot;Knowledge&quot;}," calcext:value-type="string">
            <text:p>"25":{"q":7,"r":1,"short_desc":"Where to get the knowledge needed and capability at each step","group":"Roadmap and Timelines","type":"Knowledge"},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ources and Supply Chain</text:p>
          </table:table-cell>
          <table:table-cell office:value-type="string" calcext:value-type="string">
            <text:p>Navigatio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admap and Timelines</text:p>
          </table:table-cell>
          <table:table-cell/>
          <table:table-cell table:formula="of:=&quot;&quot;&quot;&quot;&amp;[.A31]&amp;&quot;&quot;&quot;:&quot;&amp;&quot;{&quot;&quot;q&quot;&quot;:&quot;&amp;[.F31]&amp;&quot;,&quot;&quot;r&quot;&quot;:&quot;&amp;[.G31] &amp; &quot;,&quot;&quot;short_desc&quot;&quot;:&quot;&quot;&quot;&amp;[.B31]&amp;&quot;&quot;&quot;,&quot;&amp; &quot;&quot;&quot;group&quot;&quot;:&quot;&quot;&quot; &amp; [.H31] &amp; &quot;&quot;&quot;,&quot;&quot;type&quot;&quot;:&quot;&quot;&quot;&amp;[.C31]&amp;&quot;&quot;&quot;},&quot;" office:value-type="string" office:string-value="&quot;26&quot;:{&quot;q&quot;:8,&quot;r&quot;:0,&quot;short_desc&quot;:&quot;Resources and Supply Chain&quot;,&quot;group&quot;:&quot;Roadmap and Timelines&quot;,&quot;type&quot;:&quot;Navigation&quot;}," calcext:value-type="string">
            <text:p>"26":{"q":8,"r":0,"short_desc":"Resources and Supply Chain","group":"Roadmap and Timelines","type":"Navigation"},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se study examples of relevant projects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Case Studies (PFER and beyond)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izon Scanning</text:p>
          </table:table-cell>
          <table:table-cell/>
          <table:table-cell table:formula="of:=&quot;&quot;&quot;&quot;&amp;[.A32]&amp;&quot;&quot;&quot;:&quot;&amp;&quot;{&quot;&quot;q&quot;&quot;:&quot;&amp;[.F32]&amp;&quot;,&quot;&quot;r&quot;&quot;:&quot;&amp;[.G32] &amp; &quot;,&quot;&quot;short_desc&quot;&quot;:&quot;&quot;&quot;&amp;[.B32]&amp;&quot;&quot;&quot;,&quot;&amp; &quot;&quot;&quot;group&quot;&quot;:&quot;&quot;&quot; &amp; [.H32] &amp; &quot;&quot;&quot;,&quot;&quot;type&quot;&quot;:&quot;&quot;&quot;&amp;[.C32]&amp;&quot;&quot;&quot;},&quot;" office:value-type="string" office:string-value="&quot;27&quot;:{&quot;q&quot;:1,&quot;r&quot;:1,&quot;short_desc&quot;:&quot;Case study examples of relevant projects&quot;,&quot;group&quot;:&quot;Horizon Scanning&quot;,&quot;type&quot;:&quot;Knowledge&quot;}," calcext:value-type="string">
            <text:p>"27":{"q":1,"r":1,"short_desc":"Case study examples of relevant projects","group":"Horizon Scanning","type":"Knowledge"},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ojects that need to happen or are planned to happen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LEPs, EnergyHubs - signposting (not just energy, but also whole system), Whole Systems plans within LAs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izon Scanning</text:p>
          </table:table-cell>
          <table:table-cell/>
          <table:table-cell table:formula="of:=&quot;&quot;&quot;&quot;&amp;[.A33]&amp;&quot;&quot;&quot;:&quot;&amp;&quot;{&quot;&quot;q&quot;&quot;:&quot;&amp;[.F33]&amp;&quot;,&quot;&quot;r&quot;&quot;:&quot;&amp;[.G33] &amp; &quot;,&quot;&quot;short_desc&quot;&quot;:&quot;&quot;&quot;&amp;[.B33]&amp;&quot;&quot;&quot;,&quot;&amp; &quot;&quot;&quot;group&quot;&quot;:&quot;&quot;&quot; &amp; [.H33] &amp; &quot;&quot;&quot;,&quot;&quot;type&quot;&quot;:&quot;&quot;&quot;&amp;[.C33]&amp;&quot;&quot;&quot;},&quot;" office:value-type="string" office:string-value="&quot;28&quot;:{&quot;q&quot;:2,&quot;r&quot;:0,&quot;short_desc&quot;:&quot;Projects that need to happen or are planned to happen&quot;,&quot;group&quot;:&quot;Horizon Scanning&quot;,&quot;type&quot;:&quot;Knowledge&quot;}," calcext:value-type="string">
            <text:p>"28":{"q":2,"r":0,"short_desc":"Projects that need to happen or are planned to happen","group":"Horizon Scanning","type":"Knowledge"},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uccessful past or present projects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Case Studies (PFER and beyond)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izon Scanning</text:p>
          </table:table-cell>
          <table:table-cell/>
          <table:table-cell table:formula="of:=&quot;&quot;&quot;&quot;&amp;[.A34]&amp;&quot;&quot;&quot;:&quot;&amp;&quot;{&quot;&quot;q&quot;&quot;:&quot;&amp;[.F34]&amp;&quot;,&quot;&quot;r&quot;&quot;:&quot;&amp;[.G34] &amp; &quot;,&quot;&quot;short_desc&quot;&quot;:&quot;&quot;&quot;&amp;[.B34]&amp;&quot;&quot;&quot;,&quot;&amp; &quot;&quot;&quot;group&quot;&quot;:&quot;&quot;&quot; &amp; [.H34] &amp; &quot;&quot;&quot;,&quot;&quot;type&quot;&quot;:&quot;&quot;&quot;&amp;[.C34]&amp;&quot;&quot;&quot;},&quot;" office:value-type="string" office:string-value="&quot;29&quot;:{&quot;q&quot;:2,&quot;r&quot;:1,&quot;short_desc&quot;:&quot;Successful past or present projects&quot;,&quot;group&quot;:&quot;Horizon Scanning&quot;,&quot;type&quot;:&quot;Knowledge&quot;}," calcext:value-type="string">
            <text:p>"29":{"q":2,"r":1,"short_desc":"Successful past or present projects","group":"Horizon Scanning","type":"Knowledge"},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ocation information and key contacts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Case Study directory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izon Scanning</text:p>
          </table:table-cell>
          <table:table-cell/>
          <table:table-cell table:formula="of:=&quot;&quot;&quot;&quot;&amp;[.A35]&amp;&quot;&quot;&quot;:&quot;&amp;&quot;{&quot;&quot;q&quot;&quot;:&quot;&amp;[.F35]&amp;&quot;,&quot;&quot;r&quot;&quot;:&quot;&amp;[.G35] &amp; &quot;,&quot;&quot;short_desc&quot;&quot;:&quot;&quot;&quot;&amp;[.B35]&amp;&quot;&quot;&quot;,&quot;&amp; &quot;&quot;&quot;group&quot;&quot;:&quot;&quot;&quot; &amp; [.H35] &amp; &quot;&quot;&quot;,&quot;&quot;type&quot;&quot;:&quot;&quot;&quot;&amp;[.C35]&amp;&quot;&quot;&quot;},&quot;" office:value-type="string" office:string-value="&quot;30&quot;:{&quot;q&quot;:3,&quot;r&quot;:1,&quot;short_desc&quot;:&quot;Location information and key contacts&quot;,&quot;group&quot;:&quot;Horizon Scanning&quot;,&quot;type&quot;:&quot;Knowledge&quot;}," calcext:value-type="string">
            <text:p>"30":{"q":3,"r":1,"short_desc":"Location information and key contacts","group":"Horizon Scanning","type":"Knowledge"},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ofile and index of skills and capabilities necessary for delivery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RIS to develop skills matrix based on SLES Capability Directory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ources and Supply Chain</text:p>
          </table:table-cell>
          <table:table-cell/>
          <table:table-cell table:formula="of:=&quot;&quot;&quot;&quot;&amp;[.A36]&amp;&quot;&quot;&quot;:&quot;&amp;&quot;{&quot;&quot;q&quot;&quot;:&quot;&amp;[.F36]&amp;&quot;,&quot;&quot;r&quot;&quot;:&quot;&amp;[.G36] &amp; &quot;,&quot;&quot;short_desc&quot;&quot;:&quot;&quot;&quot;&amp;[.B36]&amp;&quot;&quot;&quot;,&quot;&amp; &quot;&quot;&quot;group&quot;&quot;:&quot;&quot;&quot; &amp; [.H36] &amp; &quot;&quot;&quot;,&quot;&quot;type&quot;&quot;:&quot;&quot;&quot;&amp;[.C36]&amp;&quot;&quot;&quot;},&quot;" office:value-type="string" office:string-value="&quot;31&quot;:{&quot;q&quot;:1,&quot;r&quot;:1,&quot;short_desc&quot;:&quot;Profile and index of skills and capabilities necessary for delivery&quot;,&quot;group&quot;:&quot;Resources and Supply Chain&quot;,&quot;type&quot;:&quot;Knowledge&quot;}," calcext:value-type="string">
            <text:p>"31":{"q":1,"r":1,"short_desc":"Profile and index of skills and capabilities necessary for delivery","group":"Resources and Supply Chain","type":"Knowledge"},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efine who is responsible for delivering the capability and skills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RACI (or similar?), pointers to a Code of Practice?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s and Supply Chain</text:p>
          </table:table-cell>
          <table:table-cell/>
          <table:table-cell table:formula="of:=&quot;&quot;&quot;&quot;&amp;[.A37]&amp;&quot;&quot;&quot;:&quot;&amp;&quot;{&quot;&quot;q&quot;&quot;:&quot;&amp;[.F37]&amp;&quot;,&quot;&quot;r&quot;&quot;:&quot;&amp;[.G37] &amp; &quot;,&quot;&quot;short_desc&quot;&quot;:&quot;&quot;&quot;&amp;[.B37]&amp;&quot;&quot;&quot;,&quot;&amp; &quot;&quot;&quot;group&quot;&quot;:&quot;&quot;&quot; &amp; [.H37] &amp; &quot;&quot;&quot;,&quot;&quot;type&quot;&quot;:&quot;&quot;&quot;&amp;[.C37]&amp;&quot;&quot;&quot;},&quot;" office:value-type="string" office:string-value="&quot;32&quot;:{&quot;q&quot;:2,&quot;r&quot;:1,&quot;short_desc&quot;:&quot;Define who is responsible for delivering the capability and skills&quot;,&quot;group&quot;:&quot;Resources and Supply Chain&quot;,&quot;type&quot;:&quot;Decision&quot;}," calcext:value-type="string">
            <text:p>"32":{"q":2,"r":1,"short_desc":"Define who is responsible for delivering the capability and skills","group":"Resources and Supply Chain","type":"Decision"},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ocal Authority capability index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LA Capability Directory, pointers to a Code of Practice?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s and Supply Chain</text:p>
          </table:table-cell>
          <table:table-cell/>
          <table:table-cell table:formula="of:=&quot;&quot;&quot;&quot;&amp;[.A38]&amp;&quot;&quot;&quot;:&quot;&amp;&quot;{&quot;&quot;q&quot;&quot;:&quot;&amp;[.F38]&amp;&quot;,&quot;&quot;r&quot;&quot;:&quot;&amp;[.G38] &amp; &quot;,&quot;&quot;short_desc&quot;&quot;:&quot;&quot;&quot;&amp;[.B38]&amp;&quot;&quot;&quot;,&quot;&amp; &quot;&quot;&quot;group&quot;&quot;:&quot;&quot;&quot; &amp; [.H38] &amp; &quot;&quot;&quot;,&quot;&quot;type&quot;&quot;:&quot;&quot;&quot;&amp;[.C38]&amp;&quot;&quot;&quot;},&quot;" office:value-type="string" office:string-value="&quot;33&quot;:{&quot;q&quot;:3,&quot;r&quot;:1,&quot;short_desc&quot;:&quot;Local Authority capability index&quot;,&quot;group&quot;:&quot;Resources and Supply Chain&quot;,&quot;type&quot;:&quot;Knowledge&quot;}," calcext:value-type="string">
            <text:p>"33":{"q":3,"r":1,"short_desc":"Local Authority capability index","group":"Resources and Supply Chain","type":"Knowledge"},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pply chain capability index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ISP - supply chain database and landscaping, pointers to a Code of Practice?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ources and Supply Chain</text:p>
          </table:table-cell>
          <table:table-cell/>
          <table:table-cell table:formula="of:=&quot;&quot;&quot;&quot;&amp;[.A39]&amp;&quot;&quot;&quot;:&quot;&amp;&quot;{&quot;&quot;q&quot;&quot;:&quot;&amp;[.F39]&amp;&quot;,&quot;&quot;r&quot;&quot;:&quot;&amp;[.G39] &amp; &quot;,&quot;&quot;short_desc&quot;&quot;:&quot;&quot;&quot;&amp;[.B39]&amp;&quot;&quot;&quot;,&quot;&amp; &quot;&quot;&quot;group&quot;&quot;:&quot;&quot;&quot; &amp; [.H39] &amp; &quot;&quot;&quot;,&quot;&quot;type&quot;&quot;:&quot;&quot;&quot;&amp;[.C39]&amp;&quot;&quot;&quot;},&quot;" office:value-type="string" office:string-value="&quot;34&quot;:{&quot;q&quot;:3,&quot;r&quot;:0,&quot;short_desc&quot;:&quot;Supply chain capability index&quot;,&quot;group&quot;:&quot;Resources and Supply Chain&quot;,&quot;type&quot;:&quot;Knowledge&quot;}," calcext:value-type="string">
            <text:p>"34":{"q":3,"r":0,"short_desc":"Supply chain capability index","group":"Resources and Supply Chain","type":"Knowledge"},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Which departments need to be involved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Internal LA skills matrix, case study based? (Dependent on the survey in SLES-BC-01)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s and Supply Chain</text:p>
          </table:table-cell>
          <table:table-cell/>
          <table:table-cell table:formula="of:=&quot;&quot;&quot;&quot;&amp;[.A40]&amp;&quot;&quot;&quot;:&quot;&amp;&quot;{&quot;&quot;q&quot;&quot;:&quot;&amp;[.F40]&amp;&quot;,&quot;&quot;r&quot;&quot;:&quot;&amp;[.G40] &amp; &quot;,&quot;&quot;short_desc&quot;&quot;:&quot;&quot;&quot;&amp;[.B40]&amp;&quot;&quot;&quot;,&quot;&amp; &quot;&quot;&quot;group&quot;&quot;:&quot;&quot;&quot; &amp; [.H40] &amp; &quot;&quot;&quot;,&quot;&quot;type&quot;&quot;:&quot;&quot;&quot;&amp;[.C40]&amp;&quot;&quot;&quot;},&quot;" office:value-type="string" office:string-value="&quot;35&quot;:{&quot;q&quot;:4,&quot;r&quot;:2,&quot;short_desc&quot;:&quot;Which departments need to be involved&quot;,&quot;group&quot;:&quot;Resources and Supply Chain&quot;,&quot;type&quot;:&quot;Decision&quot;}," calcext:value-type="string">
            <text:p>"35":{"q":4,"r":2,"short_desc":"Which departments need to be involved","group":"Resources and Supply Chain","type":"Decision"},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Which other local authorities have particular strengths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Stakeholder mapping from BIES, UK100, pointers to a Code of Practice?, ERIS to develop SLES skills map in LAs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s and Supply Chain</text:p>
          </table:table-cell>
          <table:table-cell/>
          <table:table-cell table:formula="of:=&quot;&quot;&quot;&quot;&amp;[.A41]&amp;&quot;&quot;&quot;:&quot;&amp;&quot;{&quot;&quot;q&quot;&quot;:&quot;&amp;[.F41]&amp;&quot;,&quot;&quot;r&quot;&quot;:&quot;&amp;[.G41] &amp; &quot;,&quot;&quot;short_desc&quot;&quot;:&quot;&quot;&quot;&amp;[.B41]&amp;&quot;&quot;&quot;,&quot;&amp; &quot;&quot;&quot;group&quot;&quot;:&quot;&quot;&quot; &amp; [.H41] &amp; &quot;&quot;&quot;,&quot;&quot;type&quot;&quot;:&quot;&quot;&quot;&amp;[.C41]&amp;&quot;&quot;&quot;},&quot;" office:value-type="string" office:string-value="&quot;36&quot;:{&quot;q&quot;:4,&quot;r&quot;:1,&quot;short_desc&quot;:&quot;Which other local authorities have particular strengths&quot;,&quot;group&quot;:&quot;Resources and Supply Chain&quot;,&quot;type&quot;:&quot;Knowledge&quot;}," calcext:value-type="string">
            <text:p>"36":{"q":4,"r":1,"short_desc":"Which other local authorities have particular strengths","group":"Resources and Supply Chain","type":"Knowledge"},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Which private sector organisations have particular strength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ISP - supply chain database and landscaping, pointers to a Code of Practice?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ources and Supply Chain</text:p>
          </table:table-cell>
          <table:table-cell/>
          <table:table-cell table:formula="of:=&quot;&quot;&quot;&quot;&amp;[.A42]&amp;&quot;&quot;&quot;:&quot;&amp;&quot;{&quot;&quot;q&quot;&quot;:&quot;&amp;[.F42]&amp;&quot;,&quot;&quot;r&quot;&quot;:&quot;&amp;[.G42] &amp; &quot;,&quot;&quot;short_desc&quot;&quot;:&quot;&quot;&quot;&amp;[.B42]&amp;&quot;&quot;&quot;,&quot;&amp; &quot;&quot;&quot;group&quot;&quot;:&quot;&quot;&quot; &amp; [.H42] &amp; &quot;&quot;&quot;,&quot;&quot;type&quot;&quot;:&quot;&quot;&quot;&amp;[.C42]&amp;&quot;&quot;&quot;},&quot;" office:value-type="string" office:string-value="&quot;37&quot;:{&quot;q&quot;:4,&quot;r&quot;:0,&quot;short_desc&quot;:&quot;Which private sector organisations have particular strength&quot;,&quot;group&quot;:&quot;Resources and Supply Chain&quot;,&quot;type&quot;:&quot;Knowledge&quot;}," calcext:value-type="string">
            <text:p>"37":{"q":4,"r":0,"short_desc":"Which private sector organisations have particular strength","group":"Resources and Supply Chain","type":"Knowledge"},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Establish lines of approval and governance processes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Case study based? Checklist based on LA's setup (SLES-BC-01)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s and Supply Chain</text:p>
          </table:table-cell>
          <table:table-cell/>
          <table:table-cell table:formula="of:=&quot;&quot;&quot;&quot;&amp;[.A43]&amp;&quot;&quot;&quot;:&quot;&amp;&quot;{&quot;&quot;q&quot;&quot;:&quot;&amp;[.F43]&amp;&quot;,&quot;&quot;r&quot;&quot;:&quot;&amp;[.G43] &amp; &quot;,&quot;&quot;short_desc&quot;&quot;:&quot;&quot;&quot;&amp;[.B43]&amp;&quot;&quot;&quot;,&quot;&amp; &quot;&quot;&quot;group&quot;&quot;:&quot;&quot;&quot; &amp; [.H43] &amp; &quot;&quot;&quot;,&quot;&quot;type&quot;&quot;:&quot;&quot;&quot;&amp;[.C43]&amp;&quot;&quot;&quot;},&quot;" office:value-type="string" office:string-value="&quot;38&quot;:{&quot;q&quot;:5,&quot;r&quot;:2,&quot;short_desc&quot;:&quot;Establish lines of approval and governance processes&quot;,&quot;group&quot;:&quot;Resources and Supply Chain&quot;,&quot;type&quot;:&quot;Decision&quot;}," calcext:value-type="string">
            <text:p>"38":{"q":5,"r":2,"short_desc":"Establish lines of approval and governance processes","group":"Resources and Supply Chain","type":"Decision"},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How they can be on-boarded to the project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Good practice, communications materials, common (simple) language guide, engineering management plan, SLES for dummies</text:p>
          </table:table-cell>
          <table:table-cell office:value-type="string" calcext:value-type="string">
            <text:p>Mediu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s and Supply Chain</text:p>
          </table:table-cell>
          <table:table-cell/>
          <table:table-cell table:formula="of:=&quot;&quot;&quot;&quot;&amp;[.A44]&amp;&quot;&quot;&quot;:&quot;&amp;&quot;{&quot;&quot;q&quot;&quot;:&quot;&amp;[.F44]&amp;&quot;,&quot;&quot;r&quot;&quot;:&quot;&amp;[.G44] &amp; &quot;,&quot;&quot;short_desc&quot;&quot;:&quot;&quot;&quot;&amp;[.B44]&amp;&quot;&quot;&quot;,&quot;&amp; &quot;&quot;&quot;group&quot;&quot;:&quot;&quot;&quot; &amp; [.H44] &amp; &quot;&quot;&quot;,&quot;&quot;type&quot;&quot;:&quot;&quot;&quot;&amp;[.C44]&amp;&quot;&quot;&quot;},&quot;" office:value-type="string" office:string-value="&quot;39&quot;:{&quot;q&quot;:5,&quot;r&quot;:1,&quot;short_desc&quot;:&quot;How they can be on-boarded to the project&quot;,&quot;group&quot;:&quot;Resources and Supply Chain&quot;,&quot;type&quot;:&quot;Knowledge&quot;}," calcext:value-type="string">
            <text:p>"39":{"q":5,"r":1,"short_desc":"How they can be on-boarded to the project","group":"Resources and Supply Chain","type":"Knowledge"},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Case studies of their activities and the benefits achieved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Case Studies (PFER and beyond)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ources and Supply Chain</text:p>
          </table:table-cell>
          <table:table-cell/>
          <table:table-cell table:formula="of:=&quot;&quot;&quot;&quot;&amp;[.A45]&amp;&quot;&quot;&quot;:&quot;&amp;&quot;{&quot;&quot;q&quot;&quot;:&quot;&amp;[.F45]&amp;&quot;,&quot;&quot;r&quot;&quot;:&quot;&amp;[.G45] &amp; &quot;,&quot;&quot;short_desc&quot;&quot;:&quot;&quot;&quot;&amp;[.B45]&amp;&quot;&quot;&quot;,&quot;&amp; &quot;&quot;&quot;group&quot;&quot;:&quot;&quot;&quot; &amp; [.H45] &amp; &quot;&quot;&quot;,&quot;&quot;type&quot;&quot;:&quot;&quot;&quot;&amp;[.C45]&amp;&quot;&quot;&quot;},&quot;" office:value-type="string" office:string-value="&quot;40&quot;:{&quot;q&quot;:5,&quot;r&quot;:0,&quot;short_desc&quot;:&quot;Case studies of their activities and the benefits achieved&quot;,&quot;group&quot;:&quot;Resources and Supply Chain&quot;,&quot;type&quot;:&quot;Knowledge&quot;}," calcext:value-type="string">
            <text:p>"40":{"q":5,"r":0,"short_desc":"Case studies of their activities and the benefits achieved","group":"Resources and Supply Chain","type":"Knowledge"},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inding and convening the right partners (and what tender responses to avoid)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Case Studies (PFER and beyond) on what to look for, ISP supply chain database, ISO44001, </text:p>
          </table:table-cell>
          <table:table-cell office:value-type="string" calcext:value-type="string">
            <text:p>Medium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esources and Supply Chain</text:p>
          </table:table-cell>
          <table:table-cell/>
          <table:table-cell table:formula="of:=&quot;&quot;&quot;&quot;&amp;[.A46]&amp;&quot;&quot;&quot;:&quot;&amp;&quot;{&quot;&quot;q&quot;&quot;:&quot;&amp;[.F46]&amp;&quot;,&quot;&quot;r&quot;&quot;:&quot;&amp;[.G46] &amp; &quot;,&quot;&quot;short_desc&quot;&quot;:&quot;&quot;&quot;&amp;[.B46]&amp;&quot;&quot;&quot;,&quot;&amp; &quot;&quot;&quot;group&quot;&quot;:&quot;&quot;&quot; &amp; [.H46] &amp; &quot;&quot;&quot;,&quot;&quot;type&quot;&quot;:&quot;&quot;&quot;&amp;[.C46]&amp;&quot;&quot;&quot;},&quot;" office:value-type="string" office:string-value="&quot;41&quot;:{&quot;q&quot;:5,&quot;r&quot;:-1,&quot;short_desc&quot;:&quot;Finding and convening the right partners (and what tender responses to avoid)&quot;,&quot;group&quot;:&quot;Resources and Supply Chain&quot;,&quot;type&quot;:&quot;Knowledge&quot;}," calcext:value-type="string">
            <text:p>"41":{"q":5,"r":-1,"short_desc":"Finding and convening the right partners (and what tender responses to avoid)","group":"Resources and Supply Chain","type":"Knowledge"},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epare resource plans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Templates (crown service?), Good practice, specific to each LA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s and Supply Chain</text:p>
          </table:table-cell>
          <table:table-cell/>
          <table:table-cell table:formula="of:=&quot;&quot;&quot;&quot;&amp;[.A47]&amp;&quot;&quot;&quot;:&quot;&amp;&quot;{&quot;&quot;q&quot;&quot;:&quot;&amp;[.F47]&amp;&quot;,&quot;&quot;r&quot;&quot;:&quot;&amp;[.G47] &amp; &quot;,&quot;&quot;short_desc&quot;&quot;:&quot;&quot;&quot;&amp;[.B47]&amp;&quot;&quot;&quot;,&quot;&amp; &quot;&quot;&quot;group&quot;&quot;:&quot;&quot;&quot; &amp; [.H47] &amp; &quot;&quot;&quot;,&quot;&quot;type&quot;&quot;:&quot;&quot;&quot;&amp;[.C47]&amp;&quot;&quot;&quot;},&quot;" office:value-type="string" office:string-value="&quot;42&quot;:{&quot;q&quot;:6,&quot;r&quot;:3,&quot;short_desc&quot;:&quot;Prepare resource plans&quot;,&quot;group&quot;:&quot;Resources and Supply Chain&quot;,&quot;type&quot;:&quot;Decision&quot;}," calcext:value-type="string">
            <text:p>"42":{"q":6,"r":3,"short_desc":"Prepare resource plans","group":"Resources and Supply Chain","type":"Decision"},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irm up estimates of delivery costs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Templates (crown service?), Good practice and common assumptions to use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esources and Supply Chain</text:p>
          </table:table-cell>
          <table:table-cell/>
          <table:table-cell table:formula="of:=&quot;&quot;&quot;&quot;&amp;[.A48]&amp;&quot;&quot;&quot;:&quot;&amp;&quot;{&quot;&quot;q&quot;&quot;:&quot;&amp;[.F48]&amp;&quot;,&quot;&quot;r&quot;&quot;:&quot;&amp;[.G48] &amp; &quot;,&quot;&quot;short_desc&quot;&quot;:&quot;&quot;&quot;&amp;[.B48]&amp;&quot;&quot;&quot;,&quot;&amp; &quot;&quot;&quot;group&quot;&quot;:&quot;&quot;&quot; &amp; [.H48] &amp; &quot;&quot;&quot;,&quot;&quot;type&quot;&quot;:&quot;&quot;&quot;&amp;[.C48]&amp;&quot;&quot;&quot;},&quot;" office:value-type="string" office:string-value="&quot;43&quot;:{&quot;q&quot;:6,&quot;r&quot;:-1,&quot;short_desc&quot;:&quot;Firm up estimates of delivery costs&quot;,&quot;group&quot;:&quot;Resources and Supply Chain&quot;,&quot;type&quot;:&quot;Decision&quot;}," calcext:value-type="string">
            <text:p>"43":{"q":6,"r":-1,"short_desc":"Firm up estimates of delivery costs","group":"Resources and Supply Chain","type":"Decision"},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Template or example tender, commercial and procurement documents or processes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Code of Practice, examples from across PFER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esources and Supply Chain</text:p>
          </table:table-cell>
          <table:table-cell/>
          <table:table-cell table:formula="of:=&quot;&quot;&quot;&quot;&amp;[.A49]&amp;&quot;&quot;&quot;:&quot;&amp;&quot;{&quot;&quot;q&quot;&quot;:&quot;&amp;[.F49]&amp;&quot;,&quot;&quot;r&quot;&quot;:&quot;&amp;[.G49] &amp; &quot;,&quot;&quot;short_desc&quot;&quot;:&quot;&quot;&quot;&amp;[.B49]&amp;&quot;&quot;&quot;,&quot;&amp; &quot;&quot;&quot;group&quot;&quot;:&quot;&quot;&quot; &amp; [.H49] &amp; &quot;&quot;&quot;,&quot;&quot;type&quot;&quot;:&quot;&quot;&quot;&amp;[.C49]&amp;&quot;&quot;&quot;},&quot;" office:value-type="string" office:string-value="&quot;44&quot;:{&quot;q&quot;:6,&quot;r&quot;:-2,&quot;short_desc&quot;:&quot;Template or example tender, commercial and procurement documents or processes&quot;,&quot;group&quot;:&quot;Resources and Supply Chain&quot;,&quot;type&quot;:&quot;Knowledge&quot;}," calcext:value-type="string">
            <text:p>"44":{"q":6,"r":-2,"short_desc":"Template or example tender, commercial and procurement documents or processes","group":"Resources and Supply Chain","type":"Knowledge"},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Agree and align the vision, outcomes and objectives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AoI for Orkney thing, LEO Benefits world café, assement/evaluation options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esources and Supply Chain</text:p>
          </table:table-cell>
          <table:table-cell/>
          <table:table-cell table:formula="of:=&quot;&quot;&quot;&quot;&amp;[.A50]&amp;&quot;&quot;&quot;:&quot;&amp;&quot;{&quot;&quot;q&quot;&quot;:&quot;&amp;[.F50]&amp;&quot;,&quot;&quot;r&quot;&quot;:&quot;&amp;[.G50] &amp; &quot;,&quot;&quot;short_desc&quot;&quot;:&quot;&quot;&quot;&amp;[.B50]&amp;&quot;&quot;&quot;,&quot;&amp; &quot;&quot;&quot;group&quot;&quot;:&quot;&quot;&quot; &amp; [.H50] &amp; &quot;&quot;&quot;,&quot;&quot;type&quot;&quot;:&quot;&quot;&quot;&amp;[.C50]&amp;&quot;&quot;&quot;},&quot;" office:value-type="string" office:string-value="&quot;45&quot;:{&quot;q&quot;:7,&quot;r&quot;:-1,&quot;short_desc&quot;:&quot;Agree and align the vision, outcomes and objectives&quot;,&quot;group&quot;:&quot;Resources and Supply Chain&quot;,&quot;type&quot;:&quot;Decision&quot;}," calcext:value-type="string">
            <text:p>"45":{"q":7,"r":-1,"short_desc":"Agree and align the vision, outcomes and objectives","group":"Resources and Supply Chain","type":"Decision"},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chnical data needed for detailed design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LEAR, Landscape of data sources, CDaS, ERIS Data Insight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 Requirements</text:p>
          </table:table-cell>
          <table:table-cell/>
          <table:table-cell table:formula="of:=&quot;&quot;&quot;&quot;&amp;[.A51]&amp;&quot;&quot;&quot;:&quot;&amp;&quot;{&quot;&quot;q&quot;&quot;:&quot;&amp;[.F51]&amp;&quot;,&quot;&quot;r&quot;&quot;:&quot;&amp;[.G51] &amp; &quot;,&quot;&quot;short_desc&quot;&quot;:&quot;&quot;&quot;&amp;[.B51]&amp;&quot;&quot;&quot;,&quot;&amp; &quot;&quot;&quot;group&quot;&quot;:&quot;&quot;&quot; &amp; [.H51] &amp; &quot;&quot;&quot;,&quot;&quot;type&quot;&quot;:&quot;&quot;&quot;&amp;[.C51]&amp;&quot;&quot;&quot;},&quot;" office:value-type="string" office:string-value="&quot;46&quot;:{&quot;q&quot;:1,&quot;r&quot;:1,&quot;short_desc&quot;:&quot;Technical data needed for detailed design&quot;,&quot;group&quot;:&quot;Data Requirements&quot;,&quot;type&quot;:&quot;Knowledge&quot;}," calcext:value-type="string">
            <text:p>"46":{"q":1,"r":1,"short_desc":"Technical data needed for detailed design","group":"Data Requirements","type":"Knowledge"},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p of requisite data held by private sector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LEAR, Landscape of data sources, CDaS, ERIS Data Insight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 Requirements</text:p>
          </table:table-cell>
          <table:table-cell/>
          <table:table-cell table:formula="of:=&quot;&quot;&quot;&quot;&amp;[.A52]&amp;&quot;&quot;&quot;:&quot;&amp;&quot;{&quot;&quot;q&quot;&quot;:&quot;&amp;[.F52]&amp;&quot;,&quot;&quot;r&quot;&quot;:&quot;&amp;[.G52] &amp; &quot;,&quot;&quot;short_desc&quot;&quot;:&quot;&quot;&quot;&amp;[.B52]&amp;&quot;&quot;&quot;,&quot;&amp; &quot;&quot;&quot;group&quot;&quot;:&quot;&quot;&quot; &amp; [.H52] &amp; &quot;&quot;&quot;,&quot;&quot;type&quot;&quot;:&quot;&quot;&quot;&amp;[.C52]&amp;&quot;&quot;&quot;},&quot;" office:value-type="string" office:string-value="&quot;47&quot;:{&quot;q&quot;:2,&quot;r&quot;:1,&quot;short_desc&quot;:&quot;Map of requisite data held by private sector&quot;,&quot;group&quot;:&quot;Data Requirements&quot;,&quot;type&quot;:&quot;Knowledge&quot;}," calcext:value-type="string">
            <text:p>"47":{"q":2,"r":1,"short_desc":"Map of requisite data held by private sector","group":"Data Requirements","type":"Knowledge"},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p of requisite data held by the Local Authority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xamples from other LAs, LEO's land usage tool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 Requirements</text:p>
          </table:table-cell>
          <table:table-cell/>
          <table:table-cell table:formula="of:=&quot;&quot;&quot;&quot;&amp;[.A53]&amp;&quot;&quot;&quot;:&quot;&amp;&quot;{&quot;&quot;q&quot;&quot;:&quot;&amp;[.F53]&amp;&quot;,&quot;&quot;r&quot;&quot;:&quot;&amp;[.G53] &amp; &quot;,&quot;&quot;short_desc&quot;&quot;:&quot;&quot;&quot;&amp;[.B53]&amp;&quot;&quot;&quot;,&quot;&amp; &quot;&quot;&quot;group&quot;&quot;:&quot;&quot;&quot; &amp; [.H53] &amp; &quot;&quot;&quot;,&quot;&quot;type&quot;&quot;:&quot;&quot;&quot;&amp;[.C53]&amp;&quot;&quot;&quot;},&quot;" office:value-type="string" office:string-value="&quot;48&quot;:{&quot;q&quot;:2,&quot;r&quot;:0,&quot;short_desc&quot;:&quot;Map of requisite data held by the Local Authority&quot;,&quot;group&quot;:&quot;Data Requirements&quot;,&quot;type&quot;:&quot;Knowledge&quot;}," calcext:value-type="string">
            <text:p>"48":{"q":2,"r":0,"short_desc":"Map of requisite data held by the Local Authority","group":"Data Requirements","type":"Knowledge"},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ow to get access to requisite data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Case Studies (PFER and beyond), POD project, EDTF, MEDA, Data Platform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 Requirements</text:p>
          </table:table-cell>
          <table:table-cell/>
          <table:table-cell table:formula="of:=&quot;&quot;&quot;&quot;&amp;[.A54]&amp;&quot;&quot;&quot;:&quot;&amp;&quot;{&quot;&quot;q&quot;&quot;:&quot;&amp;[.F54]&amp;&quot;,&quot;&quot;r&quot;&quot;:&quot;&amp;[.G54] &amp; &quot;,&quot;&quot;short_desc&quot;&quot;:&quot;&quot;&quot;&amp;[.B54]&amp;&quot;&quot;&quot;,&quot;&amp; &quot;&quot;&quot;group&quot;&quot;:&quot;&quot;&quot; &amp; [.H54] &amp; &quot;&quot;&quot;,&quot;&quot;type&quot;&quot;:&quot;&quot;&quot;&amp;[.C54]&amp;&quot;&quot;&quot;},&quot;" office:value-type="string" office:string-value="&quot;49&quot;:{&quot;q&quot;:3,&quot;r&quot;:1,&quot;short_desc&quot;:&quot;How to get access to requisite data&quot;,&quot;group&quot;:&quot;Data Requirements&quot;,&quot;type&quot;:&quot;Knowledge&quot;}," calcext:value-type="string">
            <text:p>"49":{"q":3,"r":1,"short_desc":"How to get access to requisite data","group":"Data Requirements","type":"Knowledge"},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w to manage and share data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Data Management Strategy, Data Sharing Agreement and Licenses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 Requirements</text:p>
          </table:table-cell>
          <table:table-cell/>
          <table:table-cell table:formula="of:=&quot;&quot;&quot;&quot;&amp;[.A55]&amp;&quot;&quot;&quot;:&quot;&amp;&quot;{&quot;&quot;q&quot;&quot;:&quot;&amp;[.F55]&amp;&quot;,&quot;&quot;r&quot;&quot;:&quot;&amp;[.G55] &amp; &quot;,&quot;&quot;short_desc&quot;&quot;:&quot;&quot;&quot;&amp;[.B55]&amp;&quot;&quot;&quot;,&quot;&amp; &quot;&quot;&quot;group&quot;&quot;:&quot;&quot;&quot; &amp; [.H55] &amp; &quot;&quot;&quot;,&quot;&quot;type&quot;&quot;:&quot;&quot;&quot;&amp;[.C55]&amp;&quot;&quot;&quot;},&quot;" office:value-type="string" office:string-value="&quot;50&quot;:{&quot;q&quot;:3,&quot;r&quot;:2,&quot;short_desc&quot;:&quot;How to manage and share data&quot;,&quot;group&quot;:&quot;Data Requirements&quot;,&quot;type&quot;:&quot;Knowledge&quot;}," calcext:value-type="string">
            <text:p>"50":{"q":3,"r":2,"short_desc":"How to manage and share data","group":"Data Requirements","type":"Knowledge"},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How to engage with communities, stakeholders and people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User community working group, Method Map, Code of Practice, Living Lab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keholders and Engagement</text:p>
          </table:table-cell>
          <table:table-cell/>
          <table:table-cell table:formula="of:=&quot;&quot;&quot;&quot;&amp;[.A56]&amp;&quot;&quot;&quot;:&quot;&amp;&quot;{&quot;&quot;q&quot;&quot;:&quot;&amp;[.F56]&amp;&quot;,&quot;&quot;r&quot;&quot;:&quot;&amp;[.G56] &amp; &quot;,&quot;&quot;short_desc&quot;&quot;:&quot;&quot;&quot;&amp;[.B56]&amp;&quot;&quot;&quot;,&quot;&amp; &quot;&quot;&quot;group&quot;&quot;:&quot;&quot;&quot; &amp; [.H56] &amp; &quot;&quot;&quot;,&quot;&quot;type&quot;&quot;:&quot;&quot;&quot;&amp;[.C56]&amp;&quot;&quot;&quot;},&quot;" office:value-type="string" office:string-value="&quot;51&quot;:{&quot;q&quot;:1,&quot;r&quot;:1,&quot;short_desc&quot;:&quot;How to engage with communities, stakeholders and people&quot;,&quot;group&quot;:&quot;Stakeholders and Engagement&quot;,&quot;type&quot;:&quot;Knowledge&quot;}," calcext:value-type="string">
            <text:p>"51":{"q":1,"r":1,"short_desc":"How to engage with communities, stakeholders and people","group":"Stakeholders and Engagement","type":"Knowledge"},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Resources for engagement, communications and marketing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RIS Insights, LEO Smart and Fair Neighbourhoods, ZCR's cultural animation, onboarding material from Passiv and Kensa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keholders and Engagement</text:p>
          </table:table-cell>
          <table:table-cell/>
          <table:table-cell table:formula="of:=&quot;&quot;&quot;&quot;&amp;[.A57]&amp;&quot;&quot;&quot;:&quot;&amp;&quot;{&quot;&quot;q&quot;&quot;:&quot;&amp;[.F57]&amp;&quot;,&quot;&quot;r&quot;&quot;:&quot;&amp;[.G57] &amp; &quot;,&quot;&quot;short_desc&quot;&quot;:&quot;&quot;&quot;&amp;[.B57]&amp;&quot;&quot;&quot;,&quot;&amp; &quot;&quot;&quot;group&quot;&quot;:&quot;&quot;&quot; &amp; [.H57] &amp; &quot;&quot;&quot;,&quot;&quot;type&quot;&quot;:&quot;&quot;&quot;&amp;[.C57]&amp;&quot;&quot;&quot;},&quot;" office:value-type="string" office:string-value="&quot;52&quot;:{&quot;q&quot;:2,&quot;r&quot;:1,&quot;short_desc&quot;:&quot;Resources for engagement, communications and marketing&quot;,&quot;group&quot;:&quot;Stakeholders and Engagement&quot;,&quot;type&quot;:&quot;Knowledge&quot;}," calcext:value-type="string">
            <text:p>"52":{"q":2,"r":1,"short_desc":"Resources for engagement, communications and marketing","group":"Stakeholders and Engagement","type":"Knowledge"},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ap of stakeholders and their potential requirements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IUCWG outputs (GreenSCIES or LEO)?, Code of Practice, ARUP LAEP stakeholders and requirements, LAEP piece for Ofgem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keholders and Engagement</text:p>
          </table:table-cell>
          <table:table-cell/>
          <table:table-cell table:formula="of:=&quot;&quot;&quot;&quot;&amp;[.A58]&amp;&quot;&quot;&quot;:&quot;&amp;&quot;{&quot;&quot;q&quot;&quot;:&quot;&amp;[.F58]&amp;&quot;,&quot;&quot;r&quot;&quot;:&quot;&amp;[.G58] &amp; &quot;,&quot;&quot;short_desc&quot;&quot;:&quot;&quot;&quot;&amp;[.B58]&amp;&quot;&quot;&quot;,&quot;&amp; &quot;&quot;&quot;group&quot;&quot;:&quot;&quot;&quot; &amp; [.H58] &amp; &quot;&quot;&quot;,&quot;&quot;type&quot;&quot;:&quot;&quot;&quot;&amp;[.C58]&amp;&quot;&quot;&quot;},&quot;" office:value-type="string" office:string-value="&quot;53&quot;:{&quot;q&quot;:2,&quot;r&quot;:0,&quot;short_desc&quot;:&quot;Map of stakeholders and their potential requirements&quot;,&quot;group&quot;:&quot;Stakeholders and Engagement&quot;,&quot;type&quot;:&quot;Knowledge&quot;}," calcext:value-type="string">
            <text:p>"53":{"q":2,"r":0,"short_desc":"Map of stakeholders and their potential requirements","group":"Stakeholders and Engagement","type":"Knowledge"},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J5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17:25:42.749834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1:05:07.437740035</meta:creation-date>
    <dc:date>2020-09-11T10:46:06.564334484</dc:date>
    <meta:editing-duration>PT16H47M14S</meta:editing-duration>
    <meta:editing-cycles>14</meta:editing-cycles>
    <meta:generator>LibreOffice/6.4.4.2$Linux_X86_64 LibreOffice_project/40$Build-2</meta:generator>
    <meta:document-statistic meta:table-count="1" meta:cell-count="514" meta:object-count="0"/>
    <meta:user-defined meta:name="ProgId">Excel.Sheet</meta:user-defined>
  </office:meta>
</office:document-meta>
</file>